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007cm" fo:margin-left="0cm" fo:margin-right="-0.009cm" table:align="margins" style:writing-mode="lr-tb"/>
    </style:style>
    <style:style style:name="Tabela1.A" style:family="table-column">
      <style:table-column-properties style:column-width="0.953cm" style:rel-column-width="3899*"/>
    </style:style>
    <style:style style:name="Tabela1.B" style:family="table-column">
      <style:table-column-properties style:column-width="11.668cm" style:rel-column-width="47770*"/>
    </style:style>
    <style:style style:name="Tabela1.C" style:family="table-column">
      <style:table-column-properties style:column-width="3.387cm" style:rel-column-width="13866*"/>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1.B3" style:family="table-cell">
      <style:table-cell-properties fo:padding="0.097cm" fo:border-left="0.002cm solid #000000" fo:border-right="none" fo:border-top="none" fo:border-bottom="0.002cm solid #000000"/>
    </style:style>
    <style:style style:name="Tabela1.C3" style:family="table-cell" style:data-style-name="N0">
      <style:table-cell-properties fo:padding="0.097cm" fo:border-left="0.002cm solid #000000" fo:border-right="0.002cm solid #000000" fo:border-top="none" fo:border-bottom="0.002cm solid #000000"/>
    </style:style>
    <style:style style:name="Tabela1.32" style:family="table-row">
      <style:table-row-properties style:min-row-height="0.492cm"/>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00%" fo:text-align="justify"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100%" fo:text-align="justify" style:justify-single-word="false">
        <style:tab-stops>
          <style:tab-stop style:position="14.049cm"/>
        </style:tab-stops>
      </style:paragraph-properties>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00%"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00%"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able_20_Contents">
      <style:text-properties fo:font-size="12pt" style:font-size-asian="12pt" style:font-size-complex="12pt"/>
    </style:style>
    <style:style style:name="P9" style:family="paragraph" style:parent-style-name="Table_20_Contents">
      <style:paragraph-properties fo:text-align="justify" style:justify-single-word="false"/>
      <style:text-properties fo:font-size="12pt" style:font-size-asian="12pt" style:font-size-complex="12pt"/>
    </style:style>
    <style:style style:name="P10" style:family="paragraph" style:parent-style-name="Table_20_Contents">
      <style:paragraph-properties fo:text-align="center"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margin-top="0cm" fo:margin-bottom="0cm" fo:text-indent="0cm" style:auto-text-indent="false" style:snap-to-layout-grid="false"/>
    </style:style>
    <style:style style:name="P13" style:family="paragraph" style:parent-style-name="Standard">
      <style:paragraph-properties fo:margin-left="0cm" fo:margin-right="0cm" fo:margin-top="0cm" fo:margin-bottom="0cm" fo:text-indent="0cm" style:auto-text-indent="false" style:snap-to-layout-grid="false"/>
      <style:text-properties style:font-name="Arial" fo:font-size="12pt" style:font-size-asian="12pt" style:font-name-complex="Arial"/>
    </style:style>
    <style:style style:name="P14" style:family="paragraph" style:parent-style-name="Standard">
      <style:paragraph-properties fo:margin-left="0cm" fo:margin-right="0cm" fo:margin-top="0cm" fo:margin-bottom="0cm" fo:line-height="150%" fo:text-align="center"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margin-left="0cm" fo:margin-right="0cm" fo:margin-top="0cm" fo:margin-bottom="0cm" fo:line-height="150%" fo:text-align="start"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6" style:family="paragraph" style:parent-style-name="Standard">
      <style:paragraph-properties fo:margin-left="0cm" fo:margin-right="0cm" fo:margin-top="0cm" fo:margin-bottom="0cm" fo:text-align="center"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7" style:family="paragraph" style:parent-style-name="Standard">
      <style:paragraph-properties fo:margin-left="0cm" fo:margin-right="0cm" fo:margin-top="0cm" fo:margin-bottom="0cm" fo:text-align="start" style:justify-single-word="false" fo:text-indent="0cm" style:auto-text-indent="false" style:snap-to-layout-grid="false"/>
      <style:text-properties style:font-name="Arial" fo:font-size="14pt" fo:font-weight="bold" style:font-size-asian="14pt" style:font-weight-asian="bold" style:font-name-complex="Arial" style:font-size-complex="14pt" style:font-weight-complex="bold"/>
    </style:style>
    <style:style style:name="P18"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19" style:family="paragraph" style:parent-style-name="Text_20_body">
      <style:paragraph-properties fo:line-height="100%" fo:text-align="justify" style:justify-single-word="false"/>
      <style:text-properties fo:font-size="14pt" fo:font-weight="normal" style:font-size-asian="14pt" style:font-weight-asian="normal" style:font-size-complex="14pt" style:font-weight-complex="normal"/>
    </style:style>
    <style:style style:name="P20" style:family="paragraph" style:parent-style-name="Standard" style:list-style-name="L1">
      <style:paragraph-properties fo:line-height="150%"/>
      <style:text-properties fo:font-size="14pt" fo:font-weight="bold" style:font-size-asian="14pt" style:font-weight-asian="bold" style:font-size-complex="14pt" style:font-weight-complex="bold"/>
    </style:style>
    <style:style style:name="P21" style:family="paragraph" style:parent-style-name="Standard" style:list-style-name="L1">
      <style:paragraph-properties fo:line-height="150%"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list-style-name="L1">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Standard">
      <style:paragraph-properties fo:line-height="100%" fo:text-align="center" style:justify-single-word="false"/>
      <style:text-properties fo:font-size="14pt" fo:font-weight="bold" style:font-size-asian="14pt" style:font-weight-asian="bold" style:font-size-complex="14pt" style:font-weight-complex="bold"/>
    </style:style>
    <style:style style:name="P24" style:family="paragraph" style:parent-style-name="Standard" style:list-style-name="L1">
      <style:paragraph-properties fo:line-height="100%" fo:text-align="center"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Standard">
      <style:paragraph-properties fo:line-height="100%" fo:text-align="justify" style:justify-single-word="false"/>
      <style:text-properties fo:font-size="14pt" fo:font-weight="normal" style:font-size-asian="14pt" style:font-weight-asian="normal" style:font-size-complex="14pt" style:font-weight-complex="normal"/>
    </style:style>
    <style:style style:name="P27" style:family="paragraph" style:parent-style-name="Standard">
      <style:text-properties fo:font-size="14pt" style:font-size-asian="14pt" style:font-size-complex="14pt"/>
    </style:style>
    <style:style style:name="P28" style:family="paragraph" style:parent-style-name="Heading_20_1" style:master-page-name="Standard">
      <style:paragraph-properties fo:margin-left="0cm" fo:margin-right="0cm" fo:margin-top="0cm" fo:margin-bottom="0cm" fo:text-indent="0cm" style:auto-text-indent="false" style:page-number="auto" style:snap-to-layout-grid="false"/>
      <style:text-properties style:font-name="Arial" fo:font-size="12pt" style:font-size-asian="12pt" style:font-name-complex="Arial"/>
    </style:style>
    <style:style style:name="P29" style:family="paragraph" style:parent-style-name="Heading_20_1">
      <style:paragraph-properties fo:margin-left="0cm" fo:margin-right="0cm" fo:margin-top="0cm" fo:margin-bottom="0cm" fo:line-height="150%" fo:text-align="center" style:justify-single-word="false" fo:text-indent="0cm" style:auto-text-indent="false" style:snap-to-layout-grid="false"/>
      <style:text-properties style:font-name="Arial" fo:font-size="16pt" fo:font-weight="bold" style:font-size-asian="16pt" style:font-weight-asian="bold" style:font-name-complex="Arial" style:font-size-complex="16pt"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compare" form:apply-filter="true" form:method="post" form:control-implementation="ooo:com.sun.star.form.component.Form" office:target-frame="" xlink:href="http://h10010.www1.hp.com/wpa/comparetool/compareProds.do"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Joanna Grzonkowska, Katarzyna Wasiuta, Szymon Ziewiec <text:s text:c="19"/>25.03.2015</text:h>
      <text:p text:style-name="P12"/>
      <text:p text:style-name="P12"/>
      <text:p text:style-name="P13"/>
      <text:p text:style-name="P14">PR</text:p>
      <text:h text:style-name="P29" text:outline-level="1">Metodyka Scrum: Product backlog</text:h>
      <text:p text:style-name="P14">Etap II</text:p>
      <text:p text:style-name="P16"/>
      <text:p text:style-name="P16"/>
      <text:p text:style-name="P16"/>
      <text:p text:style-name="P17">Spis treści:</text:p>
      <text:p text:style-name="P15"/>
      <text:list xml:id="list8879408808060398799" text:style-name="L1">
        <text:list-item>
          <text:p text:style-name="P20"><text:s/>Wstęp</text:p>
          <text:list>
            <text:list-item>
              <text:p text:style-name="P20">Cel systemu</text:p>
            </text:list-item>
            <text:list-item>
              <text:p text:style-name="P20">Kontekst systemu</text:p>
            </text:list-item>
          </text:list>
        </text:list-item>
        <text:list-item>
          <text:p text:style-name="P20"><text:s/>Scenariusz użycia systemu</text:p>
        </text:list-item>
        <text:list-item>
          <text:p text:style-name="P20"><text:s/>Product backlog</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3665664" text:continue-list="list8879408808060398799" text:style-name="L1">
        <text:list-item text:start-value="1">
          <text:p text:style-name="P22"><text:soft-page-break/><text:s/>Wstęp</text:p>
          <text:list>
            <text:list-header>
              <text:p text:style-name="P22"/>
            </text:list-header>
            <text:list-item>
              <text:p text:style-name="P22">Cel systemu</text:p>
            </text:list-item>
          </text:list>
        </text:list-item>
      </text:list>
      <text:p text:style-name="P7"/>
      <text:p text:style-name="P18"/>
      <text:list xml:id="list43693082" text:continue-numbering="true" text:style-name="L1">
        <text:list-item>
          <text:list>
            <text:list-item>
              <text:p text:style-name="P24">Kontekst systemu</text:p>
            </text:list-item>
          </text:list>
        </text:list-item>
      </text:list>
      <text:p text:style-name="P5"/>
      <text:p text:style-name="P3"/>
      <text:list xml:id="list43678715" text:continue-numbering="true" text:style-name="L1">
        <text:list-item>
          <text:p text:style-name="P24"><text:s/>Scenariusz użycia systemu</text:p>
        </text:list-item>
      </text:list>
      <text:p text:style-name="P23"><text:s/></text:p>
      <text:p text:style-name="P2">Joanna po raz pierwszy przyjechała do Gdańska, w celu złożenia dokumentów na studia. Gdy wszystko już załatwiła postanowiła poszukać miejsca gdzie może coś zjeść. Kilka dni wcześniej dostała od koleżanki Katarzyny aplikację na Windows Phone'a o nazwie „SkyNote”. Szybko zarejestrowała się podając login, hasło oraz adres email, po czym w wyszukiwarce znalazła Katarzynę i dodała ją do swoich znajomych. Idąc wzdłuż ulicy Grunwaldzkiej włączyła aplikację i nakierowała kamerę na drogę przed sobą. Patrząc na obraz widziany z kamery telefonu zauważyła na restauracji, po przeciwnej stronie ulicy, notatkę z tematem: „Świetne naleśniki”. Zobaczyła, że autorem tej notatki jest Katarzyna. Kliknęła w notatkę, żeby zobaczyć opis, który brzmiał: „Codziennie po zajęciach chodzę tu na przepyszne naleśniki z jabłkiem. Polecam.” Joanna powoli obracała kamerę telefonu wokół siebie, uważnie wypatrując notatek wyświetlanych na różnych budynkach. Zauważyła notatkę na restauracji za przejściem dla pieszych. Weszła w nią, żeby zobaczyć komentarz. Komentarz Katarzyny brzmiał: „masakrycznie drogie jedzenie”. Zatem Joanna udała się do pierwszej z tych dwóch restauracji. Po skończonym posiłku ponownie zalogowała się do SkyNota, aby wyrazić swoje zachwycenie tą restauracją, poprzez dodanie komentarza do notatki jej dotyczącej. Joanna miała jeszcze kilka godzin do pociągu powrotnego do domu, postanowiła zatem zwiedzić Gdańsk. Idąc wzdłuż &lt;jakaś ulica w Głównym&gt; bardzo zainteresowały ją kościoły gotyckie. W tym momencie pomyślała o Szymonie i Dawidzie, jej kolega z liceum, którzy też planują studiować w Gdańsku i są fanatykami kościołów gotyckich. Postanowiła utworzyć w SkyNocie grupę: „Gdańsk – ciekawe miejsca dla zwiedzających”. Wyszukała w wyszukiwarce Szymona i Dawida i wysłała im zaproszenie do grupy. Znajdując się w kościele gotyckim &lt;jakiś konkretny w Gdańsku&gt; utworzyła notatkę, nadając jej temat: „malowniczy kościół gotycki” oraz treść: „super zabytki, zwłaszcza &lt;coś tam&gt;”, po czym przypisała jej typ: „zabytkowy kościół” z kategorii: „miejsca” oraz umieściła w utworzonej przez siebie grupie. Zwiedzając dalej Gdańsk, Joanna zauważyła kilka rozkładających się stoisk, przygotowujących się do Jarmarku świętego Dominika. Utworzyła notatkę nadając jej temat: „Jarmarku świętego Dominika 2015”, typ: „jarmark” z kategorii: „wydarzenia” oraz opis: „przygotowania wyglądają obiecująco”, zrobiła 2 zdjęcia, dodała je do notatki i umieściła ją w swoim profilu, aby każdy jej znajomy mógł ją widzieć. Następnie już musiała udać się w kierunku dworca PKP, aby zdążyć na swój pociąg. W <text:soft-page-break/>czasie jazdy przejrzała utworzone przez siebie dzisiaj notatki najpierw formie listy posortowanej wg daty, a później w formie mapy z zaznaczonymi punktami. Zauważyła, że do notatki o jarmarku Katarzyna dodała komentarz: „w tym roku będzie można dostać dużo komiksów &lt;kogoś&gt;” wraz ze zdjęciem stoiska z komiksami. Następnie weszła na stronę główną i zobaczyła nową notatkę utworzoną przez Szymona, który od dwóch dni podróżował po Włoszech i zachwycał się tamtejszymi pizzeriami. W przeciągu tych dwóch dni pozostawił 3 notatki wyrażając swoje opinię o pizzeriach. Dzięki aplikacji SkyNote Joanna, będąc w nieznanej sobie miejscowości, łatwo znalazła sprawdzone miejsce gdzie mogła dobrze zjeść oraz potem zwiedzając nowe miejsca i będąc świadkiem różnych wydarzeń mogła polecić je innym. </text:p>
      <text:p text:style-name="P2"/>
      <text:p text:style-name="P2"/>
      <text:p text:style-name="P2"/>
      <text:list xml:id="list43695676" text:continue-numbering="true" text:style-name="L1">
        <text:list-item>
          <text:p text:style-name="P21"><text:s/>Product backlog</text:p>
          <text:p text:style-name="P21"/>
        </text:list-item>
      </text:list>
      <table:table table:name="Tabela1" table:style-name="Tabela1">
        <table:table-column table:style-name="Tabela1.A"/>
        <table:table-column table:style-name="Tabela1.B"/>
        <table:table-column table:style-name="Tabela1.C"/>
        <table:table-row>
          <table:table-cell table:style-name="Tabela1.A1" office:value-type="string">
            <text:p text:style-name="P11">ID</text:p>
          </table:table-cell>
          <table:table-cell table:style-name="Tabela1.A1" office:value-type="string">
            <text:p text:style-name="P11">OPIS</text:p>
          </table:table-cell>
          <table:table-cell table:style-name="Tabela1.C1" office:value-type="string">
            <text:p text:style-name="P11">STORY POINTS</text:p>
          </table:table-cell>
        </table:table-row>
        <table:table-row>
          <table:table-cell table:style-name="Tabela1.A2" table:number-columns-spanned="3" office:value-type="string">
            <text:p text:style-name="P11">Priorytet wysoki</text:p>
          </table:table-cell>
          <table:covered-table-cell/>
          <table:covered-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2" table:number-columns-spanned="3" office:value-type="string">
            <text:p text:style-name="P11">Priorytet średni</text:p>
          </table:table-cell>
          <table:covered-table-cell/>
          <table:covered-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ext:soft-page-break/>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2" table:number-columns-spanned="3" office:value-type="string">
            <text:p text:style-name="P11">Priorytet niski</text:p>
          </table:table-cell>
          <table:covered-table-cell/>
          <table:covered-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style-name="Tabela1.32">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8"/>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row>
          <table:table-cell table:style-name="Tabela1.A3">
            <text:p text:style-name="P10"/>
          </table:table-cell>
          <table:table-cell table:style-name="Tabela1.B3" office:value-type="string">
            <text:p text:style-name="P9"/>
          </table:table-cell>
          <table:table-cell table:style-name="Tabela1.C3">
            <text:p text:style-name="P10"/>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Arial Unicode M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margin="100%" fo:margin-left="1.221cm" fo:margin-right="0cm" fo:margin-top="1.113cm" fo:margin-bottom="0.797cm" fo:keep-together="always" fo:text-indent="-0.58cm" style:auto-text-indent="false" fo:keep-with-next="always"/>
      <style:text-properties fo:font-size="14.5pt" fo:font-weight="bold" style:letter-kerning="true" style:font-size-asian="14.5pt" style:font-weight-asian="bold"/>
    </style:style>
    <style:style style:name="Heading_20_2" style:display-name="Heading 2" style:family="paragraph" style:parent-style-name="Standard" style:next-style-name="Standard" style:default-outline-level="2" style:class="text">
      <style:paragraph-properties fo:margin="100%" fo:margin-left="1.461cm" fo:margin-right="0cm" fo:margin-top="0.67cm" fo:margin-bottom="0.504cm" fo:text-indent="-0.82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100%" fo:margin-left="0.635cm" fo:margin-right="0cm" fo:text-indent="0cm" style:auto-text-indent="false"/>
      <style:text-properties fo:font-size="14pt" style:font-size-asian="14pt"/>
    </style:style>
    <style:style style:name="Tekst_20_podstawowy_20_wcięty_20_2" style:display-name="Tekst podstawowy wcięty 2" style:family="paragraph" style:parent-style-name="Standard">
      <style:paragraph-properties fo:margin="100%" fo:margin-left="0.501cm" fo:margin-right="0cm" fo:text-indent="0cm" style:auto-text-indent="false">
        <style:tab-stops>
          <style:tab-stop style:position="0.501cm"/>
        </style:tab-stops>
      </style:paragraph-properties>
      <style:text-properties fo:font-size="14pt" style:font-size-asian="14pt"/>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Absatz-Standardschriftart" style:family="text"/>
    <style:style style:name="WW8Num4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Absatz-Standardschriftart" style:family="text"/>
    <style:style style:name="WW-Absatz-Standardschriftart1" style:family="text"/>
    <style:style style:name="WW-Absatz-Standardschriftart11" style:family="text"/>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401cm" fo:text-indent="-0.7cm" fo:margin-left="1.401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zja systemu</dc:title>
    <meta:initial-creator>annab</meta:initial-creator>
    <meta:creation-date>2004-09-30T12:52:00</meta:creation-date>
    <dc:date>2015-03-25T23:51:36.90</dc:date>
    <meta:print-date>2001-02-20T17:19:00</meta:print-date>
    <meta:editing-cycles>228</meta:editing-cycles>
    <meta:editing-duration>P2DT14H12M30S</meta:editing-duration>
    <meta:generator>OpenOffice/4.0.1$Win32 OpenOffice.org_project/401m5$Build-9714</meta:generator>
    <meta:document-statistic meta:table-count="1" meta:image-count="0" meta:object-count="0" meta:page-count="4" meta:paragraph-count="23" meta:word-count="533" meta:character-count="3764"/>
  </office:meta>
</office:document-meta>
</file>